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dex.html 12<text:s/>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title&gt;Ejemplo con Frames&lt;/title&gt;</text:p>
      <text:p text:style-name="Normal">&lt;/head&gt;</text:p>
      <text:p text:style-name="Normal">    &lt;frameset rows="20%,80%"&gt;</text:p>
      <text:p text:style-name="Normal">        &lt;frame src="header.html" name="header" scrolling="no" noresize&gt;</text:p>
      <text:p text:style-name="Normal">        &lt;frameset cols="30%,70%"&gt;</text:p>
      <text:p text:style-name="Normal">            &lt;frame src="menu.html" name="menu" scrolling="auto" noresize&gt;</text:p>
      <text:p text:style-name="Normal">            &lt;frame src="contenido1.html" name="main" scrolling="auto"&gt;</text:p>
      <text:p text:style-name="Normal">        &lt;/frameset&gt;</text:p>
      <text:p text:style-name="Normal">    &lt;/frameset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04:00Z</meta:creation-date>
    <dc:date>2025-03-11T15:05:00Z</dc:date>
    <meta:template xlink:href="Normal" xlink:type="simple"/>
    <meta:editing-cycles>1</meta:editing-cycles>
    <meta:editing-duration>PT60S</meta:editing-duration>
    <meta:document-statistic meta:page-count="1" meta:paragraph-count="1" meta:word-count="70" meta:character-count="454" meta:row-count="3" meta:non-whitespace-character-count="385"/>
  </office:meta>
</office:document-meta>
</file>